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Algebra</text:p>
      <text:p text:style-name="Standard">Linearly dependent/independent</text:p>
      <text:p text:style-name="Standard">Row(r), Column(r), and Null Space(n-r)</text:p>
      <text:p text:style-name="Standard">Non-singular matrix: has an inverse, det(A)~=0, columns of A are linearly independent</text:p>
      <text:p text:style-name="Standard">Singular matrix: no inverse, det(A)=0, r&lt;n</text:p>
      <text:p text:style-name="Standard">Eigenvalues, Eigenvectors: n distinct eigenvalues → n independent eigenvectors.</text:p>
      <text:p text:style-name="Standard">Orthonormal (Unitary) Matrix (inv(A)=A^T): columns are orthonormal</text:p>
      <text:p text:style-name="Standard">Symmetric (Hermitian) Matrix(A=A^T): eigenvalues are real, eigenvectors are linearly independent, eigenvectors are orthogonal.</text:p>
      <text:p text:style-name="Standard">Operation counts: GE(n^3/3), Tri(n), In(n^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jandro Campos</meta:initial-creator>
    <meta:creation-date>2011-01-04T13:43:45</meta:creation-date>
    <dc:date>2011-01-16T11:20:07</dc:date>
    <dc:creator>Alejandro Campos</dc:creator>
    <meta:editing-duration>PT00H03M06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9" meta:word-count="61" meta:character-count="524"/>
  </office:meta>
</office:document-meta>
</file>